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etaNormalLF-Roman" svg:font-family="MetaNormalLF-Roman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fo:font-size="12pt" fo:font-style="normal" style:text-underline-style="none" fo:font-weight="normal" officeooo:paragraph-rsid="0035826e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color="#000000" style:text-line-through-style="none" style:text-line-through-type="none" style:text-position="0% 100%" style:font-name="Gadugi" fo:font-size="12pt" fo:language="fr" fo:country="FR" fo:font-style="normal" style:text-underline-style="none" fo:font-weight="normal" officeooo:rsid="00566d5c" officeooo:paragraph-rsid="0035826e" fo:background-color="transparent" style:font-name-asian="MetaNormalLF-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color="#000000" style:text-line-through-style="none" style:text-line-through-type="none" style:text-position="0% 100%" style:font-name="Gadugi" fo:font-size="12pt" fo:language="fr" fo:country="FR" fo:font-style="normal" style:text-underline-style="none" fo:font-weight="normal" officeooo:rsid="00460998" officeooo:paragraph-rsid="00460998" fo:background-color="#ffffff" style:font-name-asian="MetaNormalLF-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000000" style:text-line-through-style="none" style:text-line-through-type="none" style:text-position="0% 100%" style:font-name="Gadugi" fo:font-size="12pt" fo:language="fr" fo:country="FR" fo:font-style="normal" style:text-underline-style="none" fo:font-weight="normal" officeooo:rsid="00460998" officeooo:paragraph-rsid="00473b05" fo:background-color="#ffffff" style:font-name-asian="MetaNormalLF-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color="#000000" style:text-line-through-style="none" style:text-line-through-type="none" style:text-position="0% 100%" style:font-name="Gadugi" fo:font-size="12pt" fo:language="fr" fo:country="FR" fo:font-style="normal" style:text-underline-style="none" fo:font-weight="normal" officeooo:rsid="0048b396" officeooo:paragraph-rsid="0048b396" fo:background-color="#ffffff" style:font-name-asian="MetaNormalLF-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-asian="MetaNormalLF-Roman" style:font-name-complex="Arial"/>
    </style:style>
    <style:style style:name="T2" style:family="text">
      <style:text-properties officeooo:rsid="003f9dc4" style:font-name-asian="MetaNormalLF-Roman" style:font-name-complex="Arial"/>
    </style:style>
    <style:style style:name="T3" style:family="text">
      <style:text-properties officeooo:rsid="00473b05"/>
    </style:style>
    <style:style style:name="T4" style:family="text">
      <style:text-properties officeooo:rsid="0048b396"/>
    </style:style>
    <style:style style:name="T5" style:family="text">
      <style:text-properties officeooo:rsid="0049b7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</text:span><text:span text:style-name="T2">eçon </text:span><text:span text:style-name="T1">16 La commande réflexe du muscle</text:span></text:p>
      <text:p text:style-name="P2"/>
      <text:p text:style-name="P3">Constat :</text:p>
      <text:p text:style-name="P3">→ systéme locomoteur = squelette + système musculo-articulaire :</text:p>
      <text:p text:style-name="P3"><text:tab/>- Muscle striés squelettiques ( 1 sur 3 catégorie de muscle)</text:p>
      <text:p text:style-name="P3"><text:tab/>-tendons : attache les muscles aux os</text:p>
      <text:p text:style-name="P3"><text:tab/>- articulation = cartilage + synovie</text:p>
      <text:p text:style-name="P3"><text:tab/>- ligaments : attache les os entre eux</text:p>
      <text:p text:style-name="P3">→ contraction musculaire – tire sur les tendons – joue sur les articulation – bouge les os = mouvement</text:p>
      <text:p text:style-name="P4">→ Muscl<text:span text:style-name="T4">e</text:span> antagoniste (fléchisseur/extenseur) = conduit a des mouvement opposée</text:p>
      <text:p text:style-name="P4">→<text:span text:style-name="T3"> Test réflexe (médecin peut pratiquer) = choc leger su tendon – étirement puis contraction du muscle. 2 principaux = réflexe rotulien ou archilléen</text:span></text:p>
      <text:p text:style-name="P4"/>
      <text:p text:style-name="P5">système nerveux = central + périphérique(nerf) </text:p>
      <text:p text:style-name="P5"/>
      <text:p text:style-name="P5">I/ La réalisation du réflexe myotatique </text:p>
      <text:p text:style-name="P5">→ réflexe myotatique = contraction muscle en réponse a son propre étirement</text:p>
      <text:p text:style-name="P5"><text:tab/>- muscle étiré = capteur du stimulus &amp; effecteur de la réponse</text:p>
      <text:p text:style-name="P5"><text:tab/>- réponse réflexe rapide (quelque ms) mais dépend de l’intensité du stimulus</text:p>
      <text:p text:style-name="P5"><text:tab/>- <text:span text:style-name="T5">dépend état sujet : exacerbé si sportif ou diminuer &amp; diminuer pour les <text:tab/>consommateurs de drogues voir absente <text:s/>dans certaine pathologie</text:span></text:p>
      <text:p text:style-name="P5">→<text:span text:style-name="T5"> 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etaNormalLF-Roman" svg:font-family="MetaNormalLF-Roman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3T18:22:16.570000000</meta:creation-date>
    <dc:date>2023-01-28T10:43:05.721000000</dc:date>
    <meta:editing-duration>P1DT1H46M56S</meta:editing-duration>
    <meta:editing-cycles>31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7" meta:word-count="170" meta:character-count="1057" meta:non-whitespace-character-count="888"/>
  </office:meta>
</office:document-meta>
</file>